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font-weight="normal" style:font-size-asian="7.84999990463257pt" style:font-weight-asian="normal" style:font-size-complex="9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fcbde"/>
    </style:style>
    <style:style style:name="fr1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draw:ole-draw-aspect="1" draw:visible-area-top="0cm" draw:visible-area-width="662.13cm" draw:visible-area-height="583.23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99"/></text:p>
      <text:p text:style-name="P1"><draw:frame draw:style-name="fr1" draw:name="Objeto2" text:anchor-type="char" svg:x="13.501cm" svg:y="0.213cm" svg:width="3.09cm" svg:height="2.674cm" draw:z-index="0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4"><text:s text:c="5"/>N° 1 <text:s text:c="6"/>DECLARAÇÃO</text:p>
      <text:p text:style-name="P4"/>
      <text:p text:style-name="P4"/>
      <text:p text:style-name="P2"><text:s text:c="4"/>EU,____________________________________________portador da carteira de identidade n°______________________________expedida por________________CPF N°__________________________residente na Rua / Av._________________________________________N°_______</text:p>
      <text:p text:style-name="P2">complemento_____________Bairro__________Municipio____________</text:p>
      <text:p text:style-name="P2">Estado__________de acordo com disposto nos inicios II do Art. 4°, III do Art, 6° e do II do Art, 10° da Resolução CONTRAN n° 199/2006, declaro que assumo a responsabilidade pela procedência licita do motor n° ______</text:p>
      <text:p text:style-name="P2">_____________o qual consta no veiculo de minha propriedade, Marca___</text:p>
      <text:p text:style-name="P2">__________________Modelo_____________________Placa__________</text:p>
      <text:p text:style-name="P2">Chassi____________________________________</text:p>
      <text:p text:style-name="P2"><text:s text:c="5"/>Declaro, ainda, serem verdadeiras as informações supracitadas, sujeitando-me ás cominações dispostas no Art, 299 do Código penal Brasileiro, ISENTANDO o DETRAN -CE de QUALQUER problema que possa vir surgir posteriormente.</text:p>
      <text:p text:style-name="P2"/>
      <text:p text:style-name="P2"/>
      <text:p text:style-name="P2"/>
      <text:p text:style-name="P2"/>
      <text:p text:style-name="P3">Fortaleza,_______de______de <text:s/>20<text:span text:style-name="T1">20</text:span></text:p>
      <text:p text:style-name="P3"/>
      <text:p text:style-name="P3"/>
      <text:p text:style-name="P3">_________________________________________</text:p>
      <text:p text:style-name="P3">(Ass. Firma reconhecida por Autenticidade)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(F) Sousa</meta:initial-creator>
    <meta:creation-date>2014-07-30T14:00:24</meta:creation-date>
    <dc:date>2020-05-09T12:43:14.478350376</dc:date>
    <meta:editing-duration>PT3H18M54S</meta:editing-duration>
    <meta:editing-cycles>80</meta:editing-cycles>
    <meta:generator>LibreOffice/6.0.7.3$Linux_X86_64 LibreOffice_project/00m0$Build-3</meta:generator>
    <meta:printed-by>(F) Sousa</meta:printed-by>
    <meta:print-date>2015-01-07T14:47:23</meta:print-date>
    <meta:document-statistic meta:table-count="0" meta:image-count="0" meta:object-count="1" meta:page-count="1" meta:paragraph-count="12" meta:word-count="102" meta:character-count="1163" meta:non-whitespace-character-count="952"/>
  </office:meta>
</office:document-meta>
</file>